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fo:font-size="16pt" style:font-size-asian="16pt" style:font-size-complex="16pt" fo:font-weight="bold" style:font-weight-asian="bold"/>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fo:font-size="16pt" style:font-size-asian="16pt" style:font-size-complex="16pt" fo:font-weight="bold" style:font-weight-asian="bold"/>
    </style:style>
    <style:style style:name="T7" style:family="text">
      <style:text-properties/>
    </style:style>
    <style:style style:name="T8" style:family="text">
      <style:text-properties/>
    </style:style>
    <style:style style:name="T9" style:family="text">
      <style:text-properties/>
    </style:style>
    <style:style style:name="T10" style:family="text">
      <style:text-properties/>
    </style:style>
    <style:style style:name="T11" style:family="text">
      <style:text-properties fo:font-size="16pt" style:font-size-asian="16pt" style:font-size-complex="16pt" fo:font-weight="bold" style:font-weight-asian="bold"/>
    </style:style>
    <style:style style:name="T12" style:family="text">
      <style:text-properties/>
    </style:style>
    <style:style style:name="T13" style:family="text">
      <style:text-properties/>
    </style:style>
    <style:style style:name="T14" style:family="text">
      <style:text-properties/>
    </style:style>
    <style:style style:name="T15" style:family="text">
      <style:text-properties/>
    </style:style>
    <style:style style:name="T16" style:family="text">
      <style:text-properties fo:font-size="16pt" style:font-size-asian="16pt" style:font-size-complex="16pt" fo:font-weight="bold" style:font-weight-asian="bold"/>
    </style:style>
    <style:style style:name="T17" style:family="text">
      <style:text-properties/>
    </style:style>
    <style:style style:name="T18" style:family="text">
      <style:text-properties/>
    </style:style>
    <style:style style:name="T19" style:family="text">
      <style:text-properties/>
    </style:style>
    <style:style style:name="T20" style:family="text">
      <style:text-properties/>
    </style:style>
    <style:style style:name="T21" style:family="text">
      <style:text-properties fo:font-size="16pt" style:font-size-asian="16pt" style:font-size-complex="16pt" fo:font-weight="bold" style:font-weight-asian="bold"/>
    </style:style>
    <style:style style:name="T22" style:family="text">
      <style:text-properties/>
    </style:style>
    <style:style style:name="T23" style:family="text">
      <style:text-properties/>
    </style:style>
    <style:style style:name="T24" style:family="text">
      <style:text-properties/>
    </style:style>
    <style:style style:name="T25" style:family="text">
      <style:text-properties/>
    </style:style>
    <style:style style:name="T26" style:family="text">
      <style:text-properties fo:font-size="16pt" style:font-size-asian="16pt" style:font-size-complex="16pt" fo:font-weight="bold" style:font-weight-asian="bold"/>
    </style:style>
    <style:style style:name="T27" style:family="text">
      <style:text-properties/>
    </style:style>
    <style:style style:name="T28" style:family="text">
      <style:text-properties/>
    </style:style>
    <style:style style:name="T29" style:family="text">
      <style:text-properties/>
    </style:style>
    <style:style style:name="T30" style:family="text">
      <style:text-properties/>
    </style:style>
    <style:style style:name="T31" style:family="text">
      <style:text-properties fo:font-size="16pt" style:font-size-asian="16pt" style:font-size-complex="16pt" fo:font-weight="bold" style:font-weight-asian="bold"/>
    </style:style>
    <style:style style:name="T32" style:family="text">
      <style:text-properties/>
    </style:style>
    <style:style style:name="T33" style:family="text">
      <style:text-properties/>
    </style:style>
    <style:style style:name="T34" style:family="text">
      <style:text-properties/>
    </style:style>
    <style:style style:name="T35" style:family="text">
      <style:text-properties/>
    </style:style>
    <style:style style:name="T36" style:family="text">
      <style:text-properties fo:font-size="16pt" style:font-size-asian="16pt" style:font-size-complex="16pt" fo:font-weight="bold" style:font-weight-asian="bold"/>
    </style:style>
    <style:style style:name="T37" style:family="text">
      <style:text-properties/>
    </style:style>
    <style:style style:name="T38" style:family="text">
      <style:text-properties/>
    </style:style>
    <style:style style:name="T39" style:family="text">
      <style:text-properties/>
    </style:style>
    <style:style style:name="T40" style:family="text">
      <style:text-properties/>
    </style:style>
    <style:style style:name="T41" style:family="text">
      <style:text-properties fo:font-size="16pt" style:font-size-asian="16pt" style:font-size-complex="16pt" fo:font-weight="bold" style:font-weight-asian="bold"/>
    </style:style>
    <style:style style:name="T42" style:family="text">
      <style:text-properties/>
    </style:style>
    <style:style style:name="T43" style:family="text">
      <style:text-properties/>
    </style:style>
    <style:style style:name="T44" style:family="text">
      <style:text-properties/>
    </style:style>
    <style:style style:name="T45"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562177" style:family="table">
      <style:table-properties style:rel-width="100" table:align="center"/>
    </style:style>
    <style:style style:name="562177" style:family="table">
      <style:table-properties style:rel-width="100" table:align="center"/>
    </style:style>
    <style:style style:name="d8bda7" style:family="table">
      <style:table-properties style:rel-width="100" table:align="center"/>
    </style:style>
    <style:style style:name="b4673b" style:family="table">
      <style:table-properties style:rel-width="100" table:align="center"/>
    </style:style>
    <style:style style:name="562177" style:family="table">
      <style:table-properties style:rel-width="100" table:align="center"/>
    </style:style>
    <style:style style:name="562177" style:family="table">
      <style:table-properties style:rel-width="100" table:align="center"/>
    </style:style>
    <style:style style:name="f899e5" style:family="table">
      <style:table-properties style:rel-width="100" table:align="center"/>
    </style:style>
    <style:style style:name="48ddeb" style:family="table">
      <style:table-properties style:rel-width="100" table:align="center"/>
    </style:style>
    <style:style style:name="562177" style:family="table">
      <style:table-properties style:rel-width="100" table:align="center"/>
    </style:style>
    <style:style style:name="562177" style:family="table">
      <style:table-properties style:rel-width="100" table:align="center"/>
    </style:style>
    <style:style style:name="94664c" style:family="table">
      <style:table-properties style:rel-width="100" table:align="center"/>
    </style:style>
    <style:style style:name="1024e4" style:family="table">
      <style:table-properties style:rel-width="100" table:align="center"/>
    </style:style>
    <style:style style:name="562177" style:family="table">
      <style:table-properties style:rel-width="100" table:align="center"/>
    </style:style>
    <style:style style:name="562177" style:family="table">
      <style:table-properties style:rel-width="100" table:align="center"/>
    </style:style>
    <style:style style:name="4226bd" style:family="table">
      <style:table-properties style:rel-width="100" table:align="center"/>
    </style:style>
    <style:style style:name="e3093b" style:family="table">
      <style:table-properties style:rel-width="100" table:align="center"/>
    </style:style>
    <style:style style:name="562177" style:family="table">
      <style:table-properties style:rel-width="100" table:align="center"/>
    </style:style>
    <style:style style:name="562177" style:family="table">
      <style:table-properties style:rel-width="100" table:align="center"/>
    </style:style>
    <style:style style:name="5357e5" style:family="table">
      <style:table-properties style:rel-width="100" table:align="center"/>
    </style:style>
    <style:style style:name="119a8e" style:family="table">
      <style:table-properties style:rel-width="100" table:align="center"/>
    </style:style>
    <style:style style:name="562177" style:family="table">
      <style:table-properties style:rel-width="100" table:align="center"/>
    </style:style>
    <style:style style:name="562177" style:family="table">
      <style:table-properties style:rel-width="100" table:align="center"/>
    </style:style>
    <style:style style:name="09565f" style:family="table">
      <style:table-properties style:rel-width="100" table:align="center"/>
    </style:style>
    <style:style style:name="8a4419" style:family="table">
      <style:table-properties style:rel-width="100" table:align="center"/>
    </style:style>
    <style:style style:name="562177" style:family="table">
      <style:table-properties style:rel-width="100" table:align="center"/>
    </style:style>
    <style:style style:name="562177" style:family="table">
      <style:table-properties style:rel-width="100" table:align="center"/>
    </style:style>
    <style:style style:name="85e72a" style:family="table">
      <style:table-properties style:rel-width="100" table:align="center"/>
    </style:style>
    <style:style style:name="faeb00" style:family="table">
      <style:table-properties style:rel-width="100" table:align="center"/>
    </style:style>
    <style:style style:name="562177" style:family="table">
      <style:table-properties style:rel-width="100" table:align="center"/>
    </style:style>
    <style:style style:name="562177" style:family="table">
      <style:table-properties style:rel-width="100" table:align="center"/>
    </style:style>
    <style:style style:name="0e20ab" style:family="table">
      <style:table-properties style:rel-width="100" table:align="center"/>
    </style:style>
    <style:style style:name="ca98a4" style:family="table">
      <style:table-properties style:rel-width="100" table:align="center"/>
    </style:style>
    <style:style style:name="562177" style:family="table">
      <style:table-properties style:rel-width="100" table:align="center"/>
    </style:style>
    <style:style style:name="562177" style:family="table">
      <style:table-properties style:rel-width="100" table:align="center"/>
    </style:style>
    <style:style style:name="08f82d" style:family="table">
      <style:table-properties style:rel-width="100" table:align="center"/>
    </style:style>
    <style:style style:name="d05897"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h text:outline-level="1">Rapport - Validering av Noark 5 Uttrekk</text:h>
        <text:p><text:span text:style-name="T1">A-1 Er uttrekket valid og velformulert</text:span></text:p>
        <text:p><text:span text:style-name="T2">Beskrivelse</text:span></text:p>
        <table:table table:name="397268" table:style="397268">
          <table:table-column table:number-columns-repeated="1"/>
          <table:table-row>
            <table:table-cell office:value-type="string">
              <text:p><text:span>Testen sjekker om XML filene er velformulert i henhold til XML 1.0 standarden, samt om filene validerer mot sine respektive Noark-5 XSD skjema. I praksis sjekkes altså om filene virkelig er XML filer ved å teste de mot krav presentert i XML 1.0 standarden. Deretter sjekkes man om XML filene følger malen for innhold og struktur mot krav i Noark-5 standarden.</text:span></text:p>
            </table:table-cell>
          </table:table-row>
        </table:table>
        <text:p text:style-name="Standard"/>
        <text:p><text:span text:style-name="T3">Resultat</text:span></text:p>
        <table:table table:name="8e95fd" table:style="8e95fd">
          <table:table-column table:number-columns-repeated="1"/>
          <table:table-row>
            <table:table-cell office:value-type="string">
              <text:p><text:span>Filen arkivstruktur.xml er ikke korrektstrukturert.</text:span></text:p>
              <text:p><text:span>Filen arkivstruktur.xsd er korrektstrukturert.</text:span></text:p>
              <text:p><text:span>Filen arkivuttrekk.xml er korrektstrukturert.</text:span></text:p>
              <text:p><text:span>Filen addml.xsd er korrektstrukturert.</text:span></text:p>
              <text:p><text:span>Filen endringslogg.xml er korrektstrukturert.</text:span></text:p>
              <text:p><text:span>Filen endringslogg.xsd er korrektstrukturert.</text:span></text:p>
              <text:p><text:span>Filen loependeJournal.xml er korrektstrukturert.</text:span></text:p>
              <text:p><text:span>Filen loependeJournal.xsd er korrektstrukturert.</text:span></text:p>
              <text:p><text:span>Filen offentligJournal.xml er korrektstrukturert.</text:span></text:p>
              <text:p><text:span>Filen offentligJournal.xsd er korrektstrukturert.</text:span></text:p>
              <text:p><text:span>Filen metadatakatalog.xsd er korrektstrukturert.</text:span></text:p>
              <text:p><text:span>Filen arkivstruktur.xml validerer ikke mot filenarkivstruktur.xsd</text:span></text:p>
              <text:p><text:span>Filen arkivuttrekk.xml validerer mot filenaddml.xsd</text:span></text:p>
              <text:p><text:span>Filen endringslogg.xml validerer mot filenendringslogg.xsd</text:span></text:p>
              <text:p><text:span>Filen loependeJournal.xml validerer mot filenloependeJournal.xsd</text:span></text:p>
              <text:p><text:span>Filen offentligJournal.xml validerer mot filenoffentligJournal.xsd</text:span></text:p>
            </table:table-cell>
          </table:table-row>
        </table:table>
        <text:p text:style-name="Standard"/>
        <text:p><text:span text:style-name="T4">Kommentarer</text:span></text:p>
        <table:table table:name="d8bda7" table:style="d8bda7">
          <table:table-column table:number-columns-repeated="1"/>
          <table:table-row>
            <table:table-cell office:value-type="string">
              <text:p text:style-name="Standard"/>
            </table:table-cell>
          </table:table-row>
        </table:table>
        <text:p text:style-name="Standard"/>
        <text:p><text:span text:style-name="T5">Eventuell utbedring</text:span></text:p>
        <table:table table:name="b4673b" table:style="b4673b">
          <table:table-column table:number-columns-repeated="1"/>
          <table:table-row>
            <table:table-cell office:value-type="string">
              <text:p text:style-name="Standard"/>
            </table:table-cell>
          </table:table-row>
        </table:table>
        <text:p><text:span text:style-name="T6">A-2 Sjekksummer for dokumenter</text:span></text:p>
        <text:p><text:span text:style-name="T7">Beskrivelse</text:span></text:p>
        <table:table table:name="3533f0" table:style="3533f0">
          <table:table-column table:number-columns-repeated="1"/>
          <table:table-row>
            <table:table-cell office:value-type="string">
              <text:p><text:span>Testen sjekker om all sjekksummer stemmer </text:span></text:p>
            </table:table-cell>
          </table:table-row>
        </table:table>
        <text:p text:style-name="Standard"/>
        <text:p><text:span text:style-name="T8">Resultat</text:span></text:p>
        <table:table table:name="6c0588" table:style="6c0588">
          <table:table-column table:number-columns-repeated="1"/>
          <table:table-row>
            <table:table-cell office:value-type="string">
              <text:p><text:span>Resultat (negativ) </text:span></text:p>
            </table:table-cell>
          </table:table-row>
        </table:table>
        <text:p text:style-name="Standard"/>
        <text:p><text:span text:style-name="T9">Kommentarer</text:span></text:p>
        <table:table table:name="f899e5" table:style="f899e5">
          <table:table-column table:number-columns-repeated="1"/>
          <table:table-row>
            <table:table-cell office:value-type="string">
              <text:p text:style-name="Standard"/>
            </table:table-cell>
          </table:table-row>
        </table:table>
        <text:p text:style-name="Standard"/>
        <text:p><text:span text:style-name="T10">Eventuell utbedring</text:span></text:p>
        <table:table table:name="48ddeb" table:style="48ddeb">
          <table:table-column table:number-columns-repeated="1"/>
          <table:table-row>
            <table:table-cell office:value-type="string">
              <text:p text:style-name="Standard"/>
            </table:table-cell>
          </table:table-row>
        </table:table>
        <text:p><text:span text:style-name="T11">A-3 Validering av dokumenter mot arkivformat</text:span></text:p>
        <text:p><text:span text:style-name="T12">Beskrivelse</text:span></text:p>
        <table:table table:name="034601" table:style="034601">
          <table:table-column table:number-columns-repeated="1"/>
          <table:table-row>
            <table:table-cell office:value-type="string">
              <text:p><text:span>Samtlige medfølgende PDF dokumenter valideres mot PDF/A standarden, både mot versjon 1a og 1b. Dersom testen feiler gjennomføres stikkprøver mot dokumenter som feiler i Adobe Profesjonal X.</text:span></text:p>
            </table:table-cell>
          </table:table-row>
        </table:table>
        <text:p text:style-name="Standard"/>
        <text:p><text:span text:style-name="T13">Resultat</text:span></text:p>
        <table:table table:name="12b65e" table:style="12b65e">
          <table:table-column table:number-columns-repeated="1"/>
          <table:table-row>
            <table:table-cell office:value-type="string">
              <text:p><text:span>Finner ingenting å rapportere. Dette kan være fordi denne testen er ikke ferdig implemtert, men kan også være pga en feil i kjøring av tester! Manuell kontroll nødvendig!</text:span></text:p>
            </table:table-cell>
          </table:table-row>
        </table:table>
        <text:p text:style-name="Standard"/>
        <text:p><text:span text:style-name="T14">Kommentarer</text:span></text:p>
        <table:table table:name="94664c" table:style="94664c">
          <table:table-column table:number-columns-repeated="1"/>
          <table:table-row>
            <table:table-cell office:value-type="string">
              <text:p text:style-name="Standard"/>
            </table:table-cell>
          </table:table-row>
        </table:table>
        <text:p text:style-name="Standard"/>
        <text:p><text:span text:style-name="T15">Eventuell utbedring</text:span></text:p>
        <table:table table:name="1024e4" table:style="1024e4">
          <table:table-column table:number-columns-repeated="1"/>
          <table:table-row>
            <table:table-cell office:value-type="string">
              <text:p text:style-name="Standard"/>
            </table:table-cell>
          </table:table-row>
        </table:table>
        <text:p><text:span text:style-name="T16">A-4 Validering av endringslogg.xml mot arkivstruktur.xml</text:span></text:p>
        <text:p><text:span text:style-name="T17">Beskrivelse</text:span></text:p>
        <table:table table:name="519329" table:style="519329">
          <table:table-column table:number-columns-repeated="1"/>
          <table:table-row>
            <table:table-cell office:value-type="string">
              <text:p><text:span>Testen etterprøver oppføringer i endringslogg.xml mot opplysninger i arkivstruktur.xml. Obigatoriske endringer finnes i filen arkivstruktur.xml, mens endringslogg skal logge kontekstuelle endringer som i etterkant kan vise seg verdifull i forhold til materialets autentisitet. Eksempler på slike endringer er omklassifikasjon av en mappe, flytting av registrering fra en mappe til en annen mappe, endring av saksansvarlig, endring av saksbehandler, reversering av statusverdiger og endringer av metadata etter at et dokument er arkivert.</text:span></text:p>
            </table:table-cell>
          </table:table-row>
        </table:table>
        <text:p text:style-name="Standard"/>
        <text:p><text:span text:style-name="T18">Resultat</text:span></text:p>
        <table:table table:name="d9e76a" table:style="d9e76a">
          <table:table-column table:number-columns-repeated="1"/>
          <table:table-row>
            <table:table-cell office:value-type="string">
              <text:p><text:span>Finner ingenting å rapportere. Dette kan være fordi denne testen er ikke ferdig implemtert, men kan også være pga en feil i kjøring av tester! Manuell kontroll nødvendig!</text:span></text:p>
            </table:table-cell>
          </table:table-row>
        </table:table>
        <text:p text:style-name="Standard"/>
        <text:p><text:span text:style-name="T19">Kommentarer</text:span></text:p>
        <table:table table:name="4226bd" table:style="4226bd">
          <table:table-column table:number-columns-repeated="1"/>
          <table:table-row>
            <table:table-cell office:value-type="string">
              <text:p text:style-name="Standard"/>
            </table:table-cell>
          </table:table-row>
        </table:table>
        <text:p text:style-name="Standard"/>
        <text:p><text:span text:style-name="T20">Eventuell utbedring</text:span></text:p>
        <table:table table:name="e3093b" table:style="e3093b">
          <table:table-column table:number-columns-repeated="1"/>
          <table:table-row>
            <table:table-cell office:value-type="string">
              <text:p text:style-name="Standard"/>
            </table:table-cell>
          </table:table-row>
        </table:table>
        <text:p><text:span text:style-name="T21">A-5 Validering antall dokumenter 1</text:span></text:p>
        <text:p><text:span text:style-name="T22">Beskrivelse</text:span></text:p>
        <table:table table:name="765e1e" table:style="765e1e">
          <table:table-column table:number-columns-repeated="1"/>
          <table:table-row>
            <table:table-cell office:value-type="string">
              <text:p><text:span>Tester om antall dokumenter som oppgis i arkivstruktur.xml validerer mot antall dokumenter som oppgis i «antallDokumentfiler» i arkivuttrekk.xml – dvs om antall dokumenter hentet ut i uttrekket stemmer overens med faktiske dokumenter i arkivdelen.</text:span></text:p>
            </table:table-cell>
          </table:table-row>
        </table:table>
        <text:p text:style-name="Standard"/>
        <text:p><text:span text:style-name="T23">Resultat</text:span></text:p>
        <table:table table:name="bfa7b0" table:style="bfa7b0">
          <table:table-column table:number-columns-repeated="1"/>
          <table:table-row>
            <table:table-cell office:value-type="string">
              <text:p><text:span>Antall dokument identifisert i arkivuttrekk.xml er (4) Antall dokument funnet mens filen arkivstruktur.xml ble gjennomgått er (0)Resultat (negativ) </text:span></text:p>
            </table:table-cell>
          </table:table-row>
        </table:table>
        <text:p text:style-name="Standard"/>
        <text:p><text:span text:style-name="T24">Kommentarer</text:span></text:p>
        <table:table table:name="5357e5" table:style="5357e5">
          <table:table-column table:number-columns-repeated="1"/>
          <table:table-row>
            <table:table-cell office:value-type="string">
              <text:p text:style-name="Standard"/>
            </table:table-cell>
          </table:table-row>
        </table:table>
        <text:p text:style-name="Standard"/>
        <text:p><text:span text:style-name="T25">Eventuell utbedring</text:span></text:p>
        <table:table table:name="119a8e" table:style="119a8e">
          <table:table-column table:number-columns-repeated="1"/>
          <table:table-row>
            <table:table-cell office:value-type="string">
              <text:p text:style-name="Standard"/>
            </table:table-cell>
          </table:table-row>
        </table:table>
        <text:p><text:span text:style-name="T26">A-6 Validering antall dokumenter 2</text:span></text:p>
        <text:p><text:span text:style-name="T27">Beskrivelse</text:span></text:p>
        <table:table table:name="764c08" table:style="764c08">
          <table:table-column table:number-columns-repeated="1"/>
          <table:table-row>
            <table:table-cell office:value-type="string">
              <text:p><text:span>Tester om antall dokumenter oppgitt i arkivstruktur.xml stemmer overens med faktisk antall dokumenter som ligger ved uttrekket i mappen «dokumenter». </text:span></text:p>
            </table:table-cell>
          </table:table-row>
        </table:table>
        <text:p text:style-name="Standard"/>
        <text:p><text:span text:style-name="T28">Resultat</text:span></text:p>
        <table:table table:name="e78d13" table:style="e78d13">
          <table:table-column table:number-columns-repeated="1"/>
          <table:table-row>
            <table:table-cell office:value-type="string">
              <text:p><text:span>Resultat (positiv)</text:span></text:p>
            </table:table-cell>
          </table:table-row>
        </table:table>
        <text:p text:style-name="Standard"/>
        <text:p><text:span text:style-name="T29">Kommentarer</text:span></text:p>
        <table:table table:name="09565f" table:style="09565f">
          <table:table-column table:number-columns-repeated="1"/>
          <table:table-row>
            <table:table-cell office:value-type="string">
              <text:p text:style-name="Standard"/>
            </table:table-cell>
          </table:table-row>
        </table:table>
        <text:p text:style-name="Standard"/>
        <text:p><text:span text:style-name="T30">Eventuell utbedring</text:span></text:p>
        <table:table table:name="8a4419" table:style="8a4419">
          <table:table-column table:number-columns-repeated="1"/>
          <table:table-row>
            <table:table-cell office:value-type="string">
              <text:p text:style-name="Standard"/>
            </table:table-cell>
          </table:table-row>
        </table:table>
        <text:p><text:span text:style-name="T31">A-7 Validerer oppgitt antall mapper</text:span></text:p>
        <text:p><text:span text:style-name="T32">Beskrivelse</text:span></text:p>
        <table:table table:name="9df498" table:style="9df498">
          <table:table-column table:number-columns-repeated="1"/>
          <table:table-row>
            <table:table-cell office:value-type="string">
              <text:p><text:span>Tester om antall elementer av type «mappe» stemmer overens med antall «mappe numerOfOccurrences» i arkivuttrekk.xml – altså om antall mapper som blir med ut i uttrekket stemmer overens med faktisk antall mapper i arkivdelen.</text:span></text:p>
            </table:table-cell>
          </table:table-row>
        </table:table>
        <text:p text:style-name="Standard"/>
        <text:p><text:span text:style-name="T33">Resultat</text:span></text:p>
        <table:table table:name="32f1a0" table:style="32f1a0">
          <table:table-column table:number-columns-repeated="1"/>
          <table:table-row>
            <table:table-cell office:value-type="string">
              <text:p><text:span>Documents directory check contained errors. Following is found. There are a number of files in the document folder that are not referenced in arkivstruktur.xml. The number is (4). This is most likely an error. The file (1755a60f-c9c0-4943-924f-59a6601484a9.pdf) exists in the document folder but is not referenced in arkivstruktur.xmlThe file (14305c90-99a2-4444-bb76-63ddae8a2e98.pdf) exists in the document folder but is not referenced in arkivstruktur.xmlThe file (61677fa2-659b-4200-9438-6c43e4826d3f.pdf) exists in the document folder but is not referenced in arkivstruktur.xmlThe file (1c555c2e-7f2f-492c-a770-c7bc18c802c6.pdf) exists in the document folder but is not referenced in arkivstruktur.xmlSee log file for details about files. </text:span></text:p>
              <text:p><text:span>Antall mappe identifisert i arkivuttrekk.xml er (2) Antall mappe funnet mens filen arkivstruktur.xml ble gjennomgått er (0)Resultat (negativ) </text:span></text:p>
            </table:table-cell>
          </table:table-row>
        </table:table>
        <text:p text:style-name="Standard"/>
        <text:p><text:span text:style-name="T34">Kommentarer</text:span></text:p>
        <table:table table:name="85e72a" table:style="85e72a">
          <table:table-column table:number-columns-repeated="1"/>
          <table:table-row>
            <table:table-cell office:value-type="string">
              <text:p text:style-name="Standard"/>
            </table:table-cell>
          </table:table-row>
        </table:table>
        <text:p text:style-name="Standard"/>
        <text:p><text:span text:style-name="T35">Eventuell utbedring</text:span></text:p>
        <table:table table:name="faeb00" table:style="faeb00">
          <table:table-column table:number-columns-repeated="1"/>
          <table:table-row>
            <table:table-cell office:value-type="string">
              <text:p text:style-name="Standard"/>
            </table:table-cell>
          </table:table-row>
        </table:table>
        <text:p><text:span text:style-name="T36">A-8 Validerer antall oppgitt registreringer</text:span></text:p>
        <text:p><text:span text:style-name="T37">Beskrivelse</text:span></text:p>
        <table:table table:name="8a07ed" table:style="8a07ed">
          <table:table-column table:number-columns-repeated="1"/>
          <table:table-row>
            <table:table-cell office:value-type="string">
              <text:p><text:span>Tester om antall elementer av type «registreringer» stemmer i henhold til det som oppgis i uttrekket. Utføres på samme måte som med mappe.</text:span></text:p>
            </table:table-cell>
          </table:table-row>
        </table:table>
        <text:p text:style-name="Standard"/>
        <text:p><text:span text:style-name="T38">Resultat</text:span></text:p>
        <table:table table:name="30abeb" table:style="30abeb">
          <table:table-column table:number-columns-repeated="1"/>
          <table:table-row>
            <table:table-cell office:value-type="string">
              <text:p><text:span>Antall registrering identifisert i arkivuttrekk.xml er (4) Antall registrering funnet mens filen arkivstruktur.xml ble gjennomgått er (0)Resultat (negativ) </text:span></text:p>
            </table:table-cell>
          </table:table-row>
        </table:table>
        <text:p text:style-name="Standard"/>
        <text:p><text:span text:style-name="T39">Kommentarer</text:span></text:p>
        <table:table table:name="0e20ab" table:style="0e20ab">
          <table:table-column table:number-columns-repeated="1"/>
          <table:table-row>
            <table:table-cell office:value-type="string">
              <text:p text:style-name="Standard"/>
            </table:table-cell>
          </table:table-row>
        </table:table>
        <text:p text:style-name="Standard"/>
        <text:p><text:span text:style-name="T40">Eventuell utbedring</text:span></text:p>
        <table:table table:name="ca98a4" table:style="ca98a4">
          <table:table-column table:number-columns-repeated="1"/>
          <table:table-row>
            <table:table-cell office:value-type="string">
              <text:p text:style-name="Standard"/>
            </table:table-cell>
          </table:table-row>
        </table:table>
        <text:p><text:span text:style-name="T41">A-9 Integritetsjekk av info.xml</text:span></text:p>
        <text:p><text:span text:style-name="T42">Beskrivelse</text:span></text:p>
        <table:table table:name="7ab33c" table:style="7ab33c">
          <table:table-column table:number-columns-repeated="1"/>
          <table:table-row>
            <table:table-cell office:value-type="string">
              <text:p><text:span>Tester om sjekksumen til filen arkivuttrekk.xml som er oppgitt i info.xml stemmer.</text:span></text:p>
            </table:table-cell>
          </table:table-row>
        </table:table>
        <text:p text:style-name="Standard"/>
        <text:p><text:span text:style-name="T43">Resultat</text:span></text:p>
        <table:table table:name="562177" table:style="562177">
          <table:table-column table:number-columns-repeated="1"/>
          <table:table-row>
            <table:table-cell office:value-type="string">
              <text:p><text:span>Resultat (positiv)</text:span></text:p>
            </table:table-cell>
          </table:table-row>
        </table:table>
        <text:p text:style-name="Standard"/>
        <text:p><text:span text:style-name="T44">Kommentarer</text:span></text:p>
        <table:table table:name="08f82d" table:style="08f82d">
          <table:table-column table:number-columns-repeated="1"/>
          <table:table-row>
            <table:table-cell office:value-type="string">
              <text:p text:style-name="Standard"/>
            </table:table-cell>
          </table:table-row>
        </table:table>
        <text:p text:style-name="Standard"/>
        <text:p><text:span text:style-name="T45">Eventuell utbedring</text:span></text:p>
        <table:table table:name="d05897" table:style="d05897">
          <table:table-column table:number-columns-repeated="1"/>
          <table:table-row>
            <table:table-cell office:value-type="string">
              <text:p text:style-name="Standard"/>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rStyle" style:family="text">
      <style:text-properties fo:font-size="16pt" style:font-size-asian="16pt" style:font-size-complex="16pt" fo:font-weight="bold" style:font-weight-asian="bold" fo:font-style="italic" style:font-style-asian="italic" style:font-style-complex="italic" style:text-line-through-type="double" fo:text-transform="uppercase"/>
    </style:style>
    <style:style style:name="pStyle" style:family="paragraph">
      <style:paragraph-properties fo:margin-top="0cm" fo:margin-bottom="0.18cm" fo:text-align="center"/>
    </style:style>
    <style:style style:name="Heading_1" style:family="text">
      <style:text-properties fo:font-weight="bold" style:font-weight-asian="bold"/>
    </style:style>
    <style:style style:name="562177" style:family="table">
      <style:table-properties style:rel-width="100" table:align="center"/>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07-02T11:53:15.000</dc:date>
    <meta:generator>PHPWord</meta:generator>
    <meta:initial-creator/>
    <meta:creation-date>2015-07-02T11:53:15.000</meta:creation-date>
    <meta:keyword/>
    <meta:user-defined meta:name="Category"/>
    <meta:user-defined meta:name="Company"/>
    <meta:user-defined meta:name="Manager"/>
  </office:meta>
</office:document-meta>
</file>